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13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14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5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2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23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28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32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3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2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3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5" style:family="text">
      <style:text-properties style:text-position="super 58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46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50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9.398cm" svg:x="11.557cm" svg:y="13.208cm">
          <text:p/>
        </draw:rect>
        <draw:rect draw:style-name="gr2" draw:text-style-name="P1" xml:id="id16" draw:id="id16" draw:layer="layout" svg:width="9.017cm" svg:height="15.748cm" svg:x="0.762cm" svg:y="6.858cm">
          <text:p/>
        </draw:rect>
        <draw:frame draw:style-name="gr3" draw:text-style-name="P3" xml:id="id12" draw:id="id12" draw:layer="layout" svg:width="8.255cm" svg:height="2.286cm" svg:x="1.143cm" svg:y="4.064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4" draw:id="id14" draw:layer="layout" svg:width="8.255cm" svg:height="2.286cm" svg:x="1.143cm" svg:y="10.414cm">
          <draw:text-box>
            <text:p text:style-name="P2"><text:span text:style-name="T1">Step 3. </text:span><text:span text:style-name="T10">Construct U</text:span><text:span text:style-name="T11">ADV</text:span><text:span text:style-name="T12">,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3" draw:id="id3" draw:layer="layout" svg:width="8.255cm" svg:height="2.286cm" svg:x="1.143cm" svg:y="13.592cm">
          <draw:text-box>
            <text:p text:style-name="P2"><text:span text:style-name="T1">Step 4. </text:span><text:span text:style-name="T10">Compute A</text:span><text:span text:style-name="T22">ρ</text:span><text:span text:style-name="T23">X</text:span><text:span text:style-name="T11">(0)</text:span><text:span text:style-name="T10"> and A</text:span><text:span text:style-name="T22">ρ</text:span><text:span text:style-name="T23">h</text:span><text:span text:style-name="T11">(0) </text:span><text:span text:style-name="T24">using lagged I</text:span><text:span text:style-name="T22">ρ</text:span><text:span text:style-name="T23">X</text:span><text:span text:style-name="T11">n-1/2</text:span><text:span text:style-name="T24"> and I</text:span><text:span text:style-name="T22">ρ</text:span><text:span text:style-name="T23">h</text:span><text:span text:style-name="T12">n-1/2</text:span><text:span text:style-name="T7"> </text:span></text:p>
            <text:p text:style-name="P2"><text:span text:style-name="T9"/></text:p>
          </draw:text-box>
        </draw:frame>
        <draw:frame draw:style-name="gr5" draw:text-style-name="P3" xml:id="id4" draw:id="id4" draw:layer="layout" svg:width="8.255cm" svg:height="2.286cm" svg:x="1.143cm" svg:y="16.768cm">
          <draw:text-box>
            <text:p text:style-name="P2"><text:span text:style-name="T1">Step 5. </text:span><text:span text:style-name="T10">solve SDC ODE system using A</text:span><text:span text:style-name="T22">ρ</text:span><text:span text:style-name="T23">X</text:span><text:span text:style-name="T11">(0)</text:span><text:span text:style-name="T10"> and A</text:span><text:span text:style-name="T22">ρ</text:span><text:span text:style-name="T23">h</text:span><text:span text:style-name="T11">(0)</text:span></text:p>
            <text:p text:style-name="P2"><text:span text:style-name="T25">ρ</text:span><text:span text:style-name="T26">n+1,</text:span><text:span text:style-name="T27">(0)</text:span><text:span text:style-name="T4">, </text:span><text:span text:style-name="T28">(</text:span><text:span text:style-name="T25">ρh)</text:span><text:span text:style-name="T26">n+1,</text:span><text:span text:style-name="T27">(0)</text:span><text:span text:style-name="T2">, </text:span><text:span text:style-name="T25">(ρX</text:span><text:span text:style-name="T29">k</text:span><text:span text:style-name="T30">)</text:span><text:span text:style-name="T26">n+1,</text:span><text:span text:style-name="T27">(0)</text:span><text:span text:style-name="T2">, </text:span><text:span text:style-name="T25">T</text:span><text:span text:style-name="T26">n+1,</text:span><text:span text:style-name="T31">(0)</text:span><text:span text:style-name="T19">, Ũ</text:span><text:span text:style-name="T20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7.239cm">
          <draw:text-box>
            <text:p text:style-name="P2"><text:span text:style-name="T1">Step 6. </text:span><text:span text:style-name="T10">Compute S</text:span><text:span text:style-name="T11">n+</text:span><text:span text:style-name="T32">½,</text:span><text:span text:style-name="T13"></text:span></text:p>
            <text:p text:style-name="P2"><text:span text:style-name="T33">ρ</text:span><text:span text:style-name="T34">n</text:span><text:span text:style-name="T35">,</text:span><text:span text:style-name="T36"> (</text:span><text:span text:style-name="T33">ρh)</text:span><text:span text:style-name="T34">n</text:span><text:span text:style-name="T37">,</text:span><text:span text:style-name="T33"> (ρX</text:span><text:span text:style-name="T38">k</text:span><text:span text:style-name="T39">)</text:span><text:span text:style-name="T34">n</text:span><text:span text:style-name="T37">,</text:span><text:span text:style-name="T33"> T</text:span><text:span text:style-name="T34">n</text:span><text:span text:style-name="T19">, Ũ</text:span><text:span text:style-name="T20">n</text:span></text:p>
            <text:p text:style-name="P2"><text:span text:style-name="T21">Fixed base state</text:span></text:p>
          </draw:text-box>
        </draw:frame>
        <draw:frame draw:style-name="gr5" draw:text-style-name="P3" xml:id="id5" draw:id="id5" draw:layer="layout" svg:width="8.255cm" svg:height="2.286cm" svg:x="11.938cm" svg:y="10.415cm">
          <draw:text-box>
            <text:p text:style-name="P2"><text:span text:style-name="T1">Step 7. </text:span><text:span text:style-name="T10">Construct U</text:span><text:span text:style-name="T11">ADV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6" draw:id="id6" draw:layer="layout" svg:width="8.255cm" svg:height="2.286cm" svg:x="11.938cm" svg:y="13.591cm">
          <draw:text-box>
            <text:p text:style-name="P2"><text:span text:style-name="T1">Step 8. </text:span><text:span text:style-name="T10">Compute A</text:span><text:span text:style-name="T22">ρ</text:span><text:span text:style-name="T23">X</text:span><text:span text:style-name="T11">(k)</text:span><text:span text:style-name="T10"> and A</text:span><text:span text:style-name="T22">ρ</text:span><text:span text:style-name="T23">h</text:span><text:span text:style-name="T11">(k)</text:span><text:span text:style-name="T10"> using I</text:span><text:span text:style-name="T22">ρ</text:span><text:span text:style-name="T23">X</text:span><text:span text:style-name="T11">(k-1)</text:span><text:span text:style-name="T10"> and I</text:span><text:span text:style-name="T22">ρ</text:span><text:span text:style-name="T23">h</text:span><text:span text:style-name="T12">(k-1)</text:span></text:p>
            <text:p text:style-name="P2"><text:span text:style-name="T37">ρ</text:span><text:span text:style-name="T20">n</text:span><text:span text:style-name="T35">, (</text:span><text:span text:style-name="T37">ρh)</text:span><text:span text:style-name="T20">n</text:span><text:span text:style-name="T37">, (ρX</text:span><text:span text:style-name="T40">k</text:span><text:span text:style-name="T19">)</text:span><text:span text:style-name="T20">n</text:span><text:span text:style-name="T37">, T</text:span><text:span text:style-name="T20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7" draw:id="id7" draw:layer="layout" svg:width="8.255cm" svg:height="2.286cm" svg:x="11.938cm" svg:y="16.766cm">
          <draw:text-box>
            <text:p text:style-name="P2"><text:span text:style-name="T1">Step 9. </text:span><text:span text:style-name="T10">solve SDC ODE system</text:span></text:p>
            <text:p text:style-name="P2"><text:span text:style-name="T10">using A</text:span><text:span text:style-name="T22">ρ</text:span><text:span text:style-name="T23">X</text:span><text:span text:style-name="T11">(k)</text:span><text:span text:style-name="T10"> and A</text:span><text:span text:style-name="T22">ρ</text:span><text:span text:style-name="T23">h</text:span><text:span text:style-name="T11">(k)</text:span></text:p>
            <text:p text:style-name="P2"><text:span text:style-name="T25">Ρ</text:span><text:span text:style-name="T26">n+1,(k)</text:span><text:span text:style-name="T41">,</text:span><text:span text:style-name="T28"> (</text:span><text:span text:style-name="T25">ρh)</text:span><text:span text:style-name="T26">n+1,(k)</text:span><text:span text:style-name="T42">,</text:span><text:span text:style-name="T25"> (ρX</text:span><text:span text:style-name="T29">k</text:span><text:span text:style-name="T30">)</text:span><text:span text:style-name="T26">n+1,(k)</text:span><text:span text:style-name="T42">,</text:span><text:span text:style-name="T25"> T</text:span><text:span text:style-name="T26">n+1,(k)</text:span><text:span text:style-name="T7">, Ũ</text:span><text:span text:style-name="T8">n</text:span></text:p>
          </draw:text-box>
        </draw:frame>
        <draw:frame draw:style-name="gr5" draw:text-style-name="P3" xml:id="id9" draw:id="id9" draw:layer="layout" svg:width="8.255cm" svg:height="2.286cm" svg:x="11.938cm" svg:y="23.114cm">
          <draw:text-box>
            <text:p text:style-name="P2"><text:span text:style-name="T1">Step 10. </text:span><text:span text:style-name="T10">Define S</text:span><text:span text:style-name="T11">n+1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</text:span></text:p>
            <text:p text:style-name="P2"><text:span text:style-name="T9"/></text:p>
          </draw:text-box>
        </draw:frame>
        <draw:frame draw:style-name="gr5" draw:text-style-name="P3" xml:id="id10" draw:id="id10" draw:layer="layout" svg:width="8.255cm" svg:height="2.286cm" svg:x="11.938cm" svg:y="26.289cm">
          <draw:text-box>
            <text:p text:style-name="P2"><text:span text:style-name="T1">Step 11. </text:span><text:span text:style-name="T10">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30">Ũ</text:span><text:span text:style-name="T26">n+1</text:span></text:p>
            <text:p text:style-name="P2"><text:span text:style-name="T9"/></text:p>
          </draw:text-box>
        </draw:frame>
        <draw:frame draw:style-name="gr5" draw:text-style-name="P3" xml:id="id11" draw:id="id11" draw:layer="layout" svg:width="8.255cm" svg:height="2.286cm" svg:x="11.938cm" svg:y="29.465cm">
          <draw:text-box>
            <text:p text:style-name="P2"><text:span text:style-name="T1">Step 12. </text:span><text:span text:style-name="T10">Compute new </text:span><text:span text:style-name="T43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21.082cm" svg:x2="11.938cm" svg:y2="8.382cm" draw:start-shape="id1" draw:start-glue-point="1" draw:end-shape="id2" draw:end-glue-point="3" svg:d="m9398 21082h1270v-12700h1270">
          <text:p/>
        </draw:connector>
        <draw:connector draw:style-name="gr6" draw:text-style-name="P1" draw:layer="layout" svg:x1="5.27cm" svg:y1="15.878cm" svg:x2="5.27cm" svg:y2="16.768cm" draw:start-shape="id3" draw:start-glue-point="2" draw:end-shape="id4" draw:end-glue-point="0" svg:d="m5270 15878v890">
          <text:p/>
        </draw:connector>
        <draw:connector draw:style-name="gr6" draw:text-style-name="P1" draw:layer="layout" svg:x1="16.065cm" svg:y1="9.525cm" svg:x2="16.065cm" svg:y2="10.415cm" draw:start-shape="id2" draw:start-glue-point="2" draw:end-shape="id5" draw:end-glue-point="0" svg:d="m16065 9525v890">
          <text:p/>
        </draw:connector>
        <draw:connector draw:style-name="gr6" draw:text-style-name="P1" draw:layer="layout" svg:x1="16.065cm" svg:y1="15.877cm" svg:x2="16.065cm" svg:y2="16.766cm" draw:start-shape="id6" draw:start-glue-point="2" draw:end-shape="id7" draw:end-glue-point="0" svg:d="m16065 15877v889">
          <text:p/>
        </draw:connector>
        <draw:connector draw:style-name="gr6" draw:text-style-name="P1" draw:layer="layout" svg:x1="16.065cm" svg:y1="19.052cm" svg:x2="16.065cm" svg:y2="19.939cm" draw:start-shape="id7" draw:start-glue-point="2" draw:end-shape="id8" draw:end-glue-point="0" svg:d="m16065 19052v887">
          <text:p/>
        </draw:connector>
        <draw:connector draw:style-name="gr6" draw:text-style-name="P1" draw:layer="layout" svg:x1="16.065cm" svg:y1="25.4cm" svg:x2="16.065cm" svg:y2="26.289cm" draw:start-shape="id9" draw:start-glue-point="2" draw:end-shape="id10" draw:end-glue-point="0" svg:d="m16065 25400v889">
          <text:p/>
        </draw:connector>
        <draw:connector draw:style-name="gr6" draw:text-style-name="P1" draw:layer="layout" svg:x1="16.065cm" svg:y1="28.575cm" svg:x2="16.065cm" svg:y2="29.465cm" draw:start-shape="id10" draw:start-glue-point="2" draw:end-shape="id11" draw:end-glue-point="0" svg:d="m16065 28575v890">
          <text:p/>
        </draw:connector>
        <draw:frame draw:style-name="gr5" draw:text-style-name="P3" xml:id="id13" draw:id="id13" draw:layer="layout" svg:width="8.255cm" svg:height="2.286cm" svg:x="1.143cm" svg:y="7.239cm">
          <draw:text-box>
            <text:p text:style-name="P2"><text:span text:style-name="T1">Step 2. </text:span><text:span text:style-name="T10">Compute S</text:span><text:span text:style-name="T12">n+</text:span><text:span text:style-name="T44">½</text:span><text:span text:style-name="T12">,</text:span><text:span text:style-name="T45">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connector draw:style-name="gr6" draw:text-style-name="P1" draw:layer="layout" svg:x1="5.27cm" svg:y1="6.35cm" svg:x2="5.27cm" svg:y2="7.239cm" draw:start-shape="id12" draw:start-glue-point="2" draw:end-shape="id13" draw:end-glue-point="0" svg:d="m5270 6350v889">
          <text:p/>
        </draw:connector>
        <draw:connector draw:style-name="gr6" draw:text-style-name="P1" draw:layer="layout" svg:x1="5.27cm" svg:y1="9.525cm" svg:x2="5.27cm" svg:y2="10.414cm" draw:start-shape="id13" draw:start-glue-point="2" draw:end-shape="id14" draw:end-glue-point="0" svg:d="m5270 9525v889">
          <text:p/>
        </draw:connector>
        <draw:connector draw:style-name="gr6" draw:text-style-name="P1" draw:layer="layout" svg:x1="5.27cm" svg:y1="12.7cm" svg:x2="5.27cm" svg:y2="13.592cm" draw:start-shape="id14" draw:start-glue-point="2" draw:end-shape="id3" svg:d="m5270 12700v892">
          <text:p/>
        </draw:connector>
        <draw:connector draw:style-name="gr6" draw:text-style-name="P1" draw:layer="layout" svg:x1="16.065cm" svg:y1="12.701cm" svg:x2="16.065cm" svg:y2="13.591cm" draw:start-shape="id5" draw:start-glue-point="2" draw:end-shape="id6" draw:end-glue-point="0" svg:d="m16065 12701v890">
          <text:p/>
        </draw:connector>
        <draw:frame draw:style-name="gr7" draw:text-style-name="P5" xml:id="id15" draw:id="id15" draw:layer="layout" svg:width="3.175cm" svg:height="1.52cm" svg:x="2.118cm" svg:y="23.974cm">
          <draw:text-box>
            <text:p text:style-name="P4"><text:span text:style-name="T46">predictor</text:span></text:p>
          </draw:text-box>
        </draw:frame>
        <draw:connector draw:style-name="gr8" draw:text-style-name="P1" draw:layer="layout" draw:type="curve" svg:x1="3.705cm" svg:y1="23.974cm" svg:x2="5.27cm" svg:y2="22.606cm" draw:start-shape="id15" draw:start-glue-point="0" draw:end-shape="id16" draw:end-glue-point="2" svg:d="m3705 23974c0-1006 1565-323 1565-1368">
          <text:p/>
        </draw:connector>
        <draw:frame draw:style-name="gr5" draw:text-style-name="P3" xml:id="id1" draw:id="id1" draw:layer="layout" svg:width="8.255cm" svg:height="2.286cm" svg:x="1.143cm" svg:y="19.939cm">
          <draw:text-box>
            <text:p text:style-name="P2"><text:span text:style-name="T10">Compute I</text:span><text:span text:style-name="T22">ρ</text:span><text:span text:style-name="T23">X</text:span><text:span text:style-name="T11">(0)</text:span><text:span text:style-name="T10"> and I</text:span><text:span text:style-name="T22">ρ</text:span><text:span text:style-name="T23">h</text:span><text:span text:style-name="T12">(0)</text:span><text:span text:style-name="T10"> </text:span></text:p>
            <text:p text:style-name="P2"><text:span text:style-name="T47"/></text:p>
          </draw:text-box>
        </draw:frame>
        <draw:connector draw:style-name="gr6" draw:text-style-name="P1" draw:layer="layout" svg:x1="5.27cm" svg:y1="19.054cm" svg:x2="5.27cm" svg:y2="19.939cm" draw:start-shape="id4" draw:start-glue-point="2" draw:end-shape="id1" svg:d="m5270 19054v885">
          <text:p/>
        </draw:connector>
        <draw:frame draw:style-name="gr5" draw:text-style-name="P3" xml:id="id8" draw:id="id8" draw:layer="layout" svg:width="8.255cm" svg:height="2.286cm" svg:x="11.938cm" svg:y="19.939cm">
          <draw:text-box>
            <text:p text:style-name="P2"><text:span text:style-name="T10">Compute I</text:span><text:span text:style-name="T22">ρ</text:span><text:span text:style-name="T23">X</text:span><text:span text:style-name="T11">(k)</text:span><text:span text:style-name="T10"> and I</text:span><text:span text:style-name="T22">ρ</text:span><text:span text:style-name="T23">h</text:span><text:span text:style-name="T12">(k)</text:span><text:span text:style-name="T10"> </text:span></text:p>
            <text:p text:style-name="P2"><text:span text:style-name="T48"/></text:p>
          </draw:text-box>
        </draw:frame>
        <draw:connector draw:style-name="gr6" draw:text-style-name="P1" draw:layer="layout" svg:x1="16.065cm" svg:y1="22.225cm" svg:x2="16.065cm" svg:y2="23.114cm" draw:start-shape="id8" draw:start-glue-point="2" draw:end-shape="id9" draw:end-glue-point="0" svg:d="m16065 22225v889">
          <text:p/>
        </draw:connector>
        <draw:connector draw:style-name="gr6" draw:text-style-name="P1" draw:layer="layout" draw:line-skew="1.15cm" svg:x1="20.193cm" svg:y1="21.082cm" svg:x2="20.193cm" svg:y2="14.734cm" draw:start-shape="id8" draw:start-glue-point="1" draw:end-shape="id6" draw:end-glue-point="1" svg:d="m20193 21082h1651v-6348h-1651">
          <text:p/>
        </draw:connector>
        <draw:frame draw:style-name="gr7" draw:text-style-name="P7" draw:layer="layout" svg:width="7.62cm" svg:height="2.044cm" draw:transform="rotate (-1.57079632679579) translate (22.744cm 16.129cm)">
          <draw:text-box>
            <text:p text:style-name="P6"><text:span text:style-name="T1">SDC iterations </text:span></text:p>
            <text:p text:style-name="P6"><text:span text:style-name="T1">(k = 1, N</text:span><text:span text:style-name="T49">SDC</text:span><text:span text:style-name="T50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ichael Zingale</meta:initial-creator>
    <meta:creation-date>2009-09-08T18:45:22</meta:creation-date>
    <dc:date>2012-01-27T20:29:02</dc:date>
    <meta:printed-by>Michael Zingale</meta:printed-by>
    <meta:print-date>2009-09-08T21:03:31</meta:print-date>
    <dc:language>en-US</dc:language>
    <meta:editing-cycles>31</meta:editing-cycles>
    <meta:editing-duration>PT23H6M24S</meta:editing-duration>
    <dc:creator>Michael Zingale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